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name="Переменные">
      <style:table-properties style:width="17cm" table:align="margins"/>
    </style:style>
    <style:style style:family="table-column" style:name="Переменные.A">
      <style:table-column-properties style:column-width="4.249cm" style:rel-column-width="16383*"/>
    </style:style>
    <style:style style:family="table-column" style:name="Переменные.D">
      <style:table-column-properties style:column-width="4.251cm" style:rel-column-width="16386*"/>
    </style:style>
    <style:style style:family="table-cell" style:name="Переменные.A1">
      <style:table-cell-properties fo:border-bottom="0.002cm solid #000000" fo:border-left="0.002cm solid #000000" fo:border-right="none" fo:border-top="0.002cm solid #000000" fo:padding="0.097cm"/>
    </style:style>
    <style:style style:family="table-cell" style:name="Переменные.D1">
      <style:table-cell-properties fo:border="0.002cm solid #000000" fo:padding="0.097cm"/>
    </style:style>
    <style:style style:family="table-cell" style:name="Переменные.A2">
      <style:table-cell-properties fo:border-bottom="0.002cm solid #000000" fo:border-left="0.002cm solid #000000" fo:border-right="none" fo:border-top="none" fo:padding="0.097cm"/>
    </style:style>
    <style:style style:family="table-cell" style:name="Переменные.D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text-properties fo:country="RU" fo:language="ru"/>
    </style:style>
    <style:style style:family="paragraph" style:name="P2" style:parent-style-name="Table_20_Contents">
      <style:text-properties fo:country="US" fo:language="en"/>
    </style:style>
    <style:style style:family="paragraph" style:name="P3" style:parent-style-name="Table_20_Contents">
      <style:text-properties fo:country="US" fo:language="en"/>
    </style:style>
    <style:style style:family="paragraph" style:name="P4" style:parent-style-name="Table_20_Heading">
      <style:text-properties fo:country="RU" fo:language="ru"/>
    </style:style>
    <style:style style:family="text" style:name="T1">
      <style:text-properties fo:country="none" fo:language="zxx"/>
    </style:style>
    <style:style style:family="text" style:name="T2">
      <style:text-properties fo:country="US" fo:language="e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истов <text:page-count>1</text:page-count></text:p>
      <text:p text:style-name="P1"/>
      <table:table table:name="Переменные" table:style-name="Переменные">
        <table:table-column table:number-columns-repeated="3" table:style-name="Переменные.A"/>
        <table:table-column table:style-name="Переменные.D"/>
        <table:table-header-rows>
          <table:table-row>
            <table:table-cell office:value-type="string" table:style-name="Переменные.A1">
              <text:p text:style-name="Table_20_Heading">Имя</text:p>
            </table:table-cell>
            <table:table-cell office:value-type="string" table:style-name="Переменные.A1">
              <text:p text:style-name="P4">Размерность</text:p>
            </table:table-cell>
            <table:table-cell office:value-type="string" table:style-name="Переменные.A1">
              <text:p text:style-name="Table_20_Heading">Точность</text:p>
            </table:table-cell>
            <table:table-cell office:value-type="string" table:style-name="Переменные.D1">
              <text:p text:style-name="P4">Диапазон</text:p>
            </table:table-cell>
          </table:table-row>
        </table:table-header-rows>
        <table:table-row>
          <table:table-cell office:value-type="string" table:style-name="Переменные.A2">
            <text:p text:style-name="P2">stup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h_km</text:p>
          </table:table-cell>
          <table:table-cell office:value-type="string" table:style-name="Переменные.A2">
            <text:p text:style-name="P2">м</text:p>
          </table:table-cell>
          <table:table-cell office:value-type="string" table:style-name="Переменные.A2">
            <text:p text:style-name="P2">1e-2</text:p>
          </table:table-cell>
          <table:table-cell office:value-type="string" table:style-name="Переменные.D2">
            <text:p text:style-name="P2">±12</text:p>
          </table:table-cell>
        </table:table-row>
        <table:table-row>
          <table:table-cell office:value-type="string" table:style-name="Переменные.A2">
            <text:p text:style-name="P2">w_bins[3]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vo_x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vo_y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vo_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vo_g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b21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b22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b23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b31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b33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w_osk[3]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psivb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1</text:p>
          </table:table-cell>
          <table:table-cell office:value-type="string" table:style-name="Переменные.D2">
            <text:p text:style-name="P2">±3.2</text:p>
          </table:table-cell>
        </table:table-row>
        <table:table-row>
          <table:table-cell office:value-type="string" table:style-name="Переменные.A2">
            <text:p text:style-name="P2">temp_sin_psii_ort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6e-5</text:p>
          </table:table-cell>
          <table:table-cell office:value-type="string" table:style-name="Переменные.D2">
            <text:p text:style-name="P2">±2</text:p>
          </table:table-cell>
        </table:table-row>
        <table:table-row>
          <table:table-cell office:value-type="string" table:style-name="Переменные.A2">
            <text:p text:style-name="P2">temp_sin_psivb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6e-5</text:p>
          </table:table-cell>
          <table:table-cell office:value-type="string" table:style-name="Переменные.D2">
            <text:p text:style-name="P2">±2</text:p>
          </table:table-cell>
        </table:table-row>
        <table:table-row>
          <table:table-cell office:value-type="string" table:style-name="Переменные.A2">
            <text:p text:style-name="P2">n_u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ro_stup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1e-4</text:p>
          </table:table-cell>
          <table:table-cell office:value-type="string" table:style-name="Переменные.D2">
            <text:p text:style-name="P2">1.5</text:p>
          </table:table-cell>
        </table:table-row>
        <table:table-row>
          <table:table-cell office:value-type="string" table:style-name="Переменные.A2">
            <text:p text:style-name="P2">roh[17]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1</text:p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v_a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vr</text:p>
          </table:table-cell>
          <table:table-cell office:value-type="string" table:style-name="Переменные.A2">
            <text:p text:style-name="P2">м/c</text:p>
          </table:table-cell>
          <table:table-cell office:value-type="string" table:style-name="Переменные.A2">
            <text:p text:style-name="P2">0.03</text:p>
          </table:table-cell>
          <table:table-cell office:value-type="string" table:style-name="Переменные.D2">
            <text:p text:style-name="P2">±450</text:p>
          </table:table-cell>
        </table:table-row>
        <table:table-row>
          <table:table-cell office:value-type="string" table:style-name="Переменные.A2">
            <text:p text:style-name="P2">vgor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5</text:p>
          </table:table-cell>
          <table:table-cell office:value-type="string" table:style-name="Переменные.D2">
            <text:p text:style-name="P2">±450</text:p>
          </table:table-cell>
        </table:table-row>
        <table:table-row>
          <table:table-cell office:value-type="string" table:style-name="Переменные.A2">
            <text:p text:style-name="P2">temp_stu_1</text:p>
          </table:table-cell>
          <table:table-cell office:value-type="string" table:style-name="Переменные.A2">
            <text:p text:style-name="P2">б/р</text:p>
          </table:table-cell>
          <table:table-cell office:value-type="string" table:style-name="Переменные.A2">
            <text:p text:style-name="P2">1e-6</text:p>
          </table:table-cell>
          <table:table-cell office:value-type="string" table:style-name="Переменные.D2">
            <text:p text:style-name="P2">±0.01</text:p>
          </table:table-cell>
        </table:table-row>
        <table:table-row>
          <table:table-cell office:value-type="string" table:style-name="Переменные.A2">
            <text:p text:style-name="P2">vgory</text:p>
          </table:table-cell>
          <table:table-cell office:value-type="string" table:style-name="Переменные.A2">
            <text:p text:style-name="P2">м/с</text:p>
          </table:table-cell>
          <table:table-cell office:value-type="string" table:style-name="Переменные.A2">
            <text:p text:style-name="P2">0.03</text:p>
          </table:table-cell>
          <table:table-cell office:value-type="string" table:style-name="Переменные.D2">
            <text:p text:style-name="P2">±450</text:p>
          </table:table-cell>
        </table:table-row>
        <table:table-row>
          <table:table-cell office:value-type="string" table:style-name="Переменные.A2">
            <text:p text:style-name="P2">snII</text:p>
          </table:table-cell>
          <table:table-cell office:value-type="string" table:style-name="Переменные.A2">
            <text:p text:style-name="P2">б/р</text:p>
          </table:table-cell>
          <table:table-cell office:value-type="string" table:style-name="Переменные.A2">
            <text:p text:style-name="P2">6e-5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csII</text:p>
          </table:table-cell>
          <table:table-cell office:value-type="string" table:style-name="Переменные.A2">
            <text:p text:style-name="P2">б/р</text:p>
          </table:table-cell>
          <table:table-cell office:value-type="string" table:style-name="Переменные.A2">
            <text:p text:style-name="P2">6e-5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q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a_b</text:p>
          </table:table-cell>
          <table:table-cell office:value-type="string" table:style-name="Переменные.A2">
            <text:p text:style-name="P2">рад</text:p>
          </table:table-cell>
          <table:table-cell office:value-type="string" table:style-name="Переменные.A2">
            <text:p text:style-name="P2">5e-5</text:p>
          </table:table-cell>
          <table:table-cell office:value-type="string" table:style-name="Переменные.D2">
            <text:p text:style-name="P2">±0.5</text:p>
          </table:table-cell>
        </table:table-row>
        <table:table-row>
          <table:table-cell office:value-type="string" table:style-name="Переменные.A2">
            <text:p text:style-name="P2">wudr</text:p>
          </table:table-cell>
          <table:table-cell office:value-type="string" table:style-name="Переменные.A2">
            <text:p text:style-name="P2">м/c^2</text:p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Smr_Mkr</text:p>
          </table:table-cell>
          <table:table-cell office:value-type="string" table:style-name="Переменные.A2">
            <text:p text:style-name="P2">м/c^2</text:p>
          </table:table-cell>
          <table:table-cell office:value-type="string" table:style-name="Переменные.A2">
            <text:p text:style-name="P2">1e-6</text:p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cdy</text:p>
          </table:table-cell>
          <table:table-cell office:value-type="string" table:style-name="Переменные.A2">
            <text:p text:style-name="P2">м/c^2/рад</text:p>
          </table:table-cell>
          <table:table-cell office:value-type="string" table:style-name="Переменные.A2">
            <text:p text:style-name="P2">0.03</text:p>
          </table:table-cell>
          <table:table-cell office:value-type="string" table:style-name="Переменные.D2">
            <text:p text:style-name="P2">±450</text:p>
          </table:table-cell>
        </table:table-row>
        <table:table-row>
          <table:table-cell office:value-type="string" table:style-name="Переменные.A2">
            <text:p text:style-name="P2">cd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1</text:p>
          </table:table-cell>
          <table:table-cell office:value-type="string" table:style-name="Переменные.D2">
            <text:p text:style-name="P2">±450</text:p>
          </table:table-cell>
        </table:table-row>
        <table:table-row>
          <table:table-cell office:value-type="string" table:style-name="Переменные.A2">
            <text:p text:style-name="P2">wr_y</text:p>
          </table:table-cell>
          <table:table-cell office:value-type="string" table:style-name="Переменные.A2">
            <text:p text:style-name="P2">м/c^2</text:p>
          </table:table-cell>
          <table:table-cell office:value-type="string" table:style-name="Переменные.A2">
            <text:p text:style-name="P2">0.03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wr_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tet_ort</text:p>
          </table:table-cell>
          <table:table-cell office:value-type="string" table:style-name="Переменные.A2">
            <text:p text:style-name="P2">град</text:p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80</text:p>
          </table:table-cell>
        </table:table-row>
        <table:table-row>
          <table:table-cell office:value-type="string" table:style-name="Переменные.A2">
            <text:p text:style-name="P2">tetv</text:p>
          </table:table-cell>
          <table:table-cell office:value-type="string" table:style-name="Переменные.A2">
            <text:p text:style-name="P2">рад</text:p>
          </table:table-cell>
          <table:table-cell office:value-type="string" table:style-name="Переменные.A2">
            <text:p text:style-name="P2">5e-4</text:p>
          </table:table-cell>
          <table:table-cell office:value-type="string" table:style-name="Переменные.D2">
            <text:p text:style-name="P2">±1.5</text:p>
          </table:table-cell>
        </table:table-row>
        <table:table-row>
          <table:table-cell office:value-type="string" table:style-name="Переменные.A2">
            <text:p text:style-name="P2">psiv</text:p>
          </table:table-cell>
          <table:table-cell office:value-type="string" table:style-name="Переменные.A2">
            <text:p text:style-name="P2">rad</text:p>
          </table:table-cell>
          <table:table-cell office:value-type="string" table:style-name="Переменные.A2">
            <text:p text:style-name="P2">0.001</text:p>
          </table:table-cell>
          <table:table-cell office:value-type="string" table:style-name="Переменные.D2">
            <text:p text:style-name="P2">±3.2</text:p>
          </table:table-cell>
        </table:table-row>
        <table:table-row>
          <table:table-cell office:value-type="string" table:style-name="Переменные.A2">
            <text:p text:style-name="P2">psii_ort</text:p>
          </table:table-cell>
          <table:table-cell office:value-type="string" table:style-name="Переменные.A2">
            <text:p text:style-name="P2">град</text:p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80</text:p>
          </table:table-cell>
        </table:table-row>
        <table:table-row>
          <table:table-cell office:value-type="string" table:style-name="Переменные.A2">
            <text:p text:style-name="P2">pr_stu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pr_stup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h_vp</text:p>
          </table:table-cell>
          <table:table-cell office:value-type="string" table:style-name="Переменные.A2">
            <text:p text:style-name="P2">м</text:p>
          </table:table-cell>
          <table:table-cell office:value-type="string" table:style-name="Переменные.A2">
            <text:p text:style-name="P2">0.5</text:p>
          </table:table-cell>
          <table:table-cell office:value-type="string" table:style-name="Переменные.D2">
            <text:p text:style-name="P2">±12000</text:p>
          </table:table-cell>
        </table:table-row>
        <table:table-row>
          <table:table-cell office:value-type="string" table:style-name="Переменные.A2">
            <text:p text:style-name="P2">v_x</text:p>
          </table:table-cell>
          <table:table-cell office:value-type="string" table:style-name="Переменные.A2">
            <text:p text:style-name="P2">м/с</text:p>
          </table:table-cell>
          <table:table-cell office:value-type="string" table:style-name="Переменные.A2">
            <text:p text:style-name="P2">0.032</text:p>
          </table:table-cell>
          <table:table-cell office:value-type="string" table:style-name="Переменные.D2">
            <text:p text:style-name="P2">±1023</text:p>
          </table:table-cell>
        </table:table-row>
        <table:table-row>
          <table:table-cell office:value-type="string" table:style-name="Переменные.A2">
            <text:p text:style-name="P2">v_y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32</text:p>
          </table:table-cell>
          <table:table-cell office:value-type="string" table:style-name="Переменные.D2">
            <text:p text:style-name="P2">±1023</text:p>
          </table:table-cell>
        </table:table-row>
        <table:table-row>
          <table:table-cell office:value-type="string" table:style-name="Переменные.A2">
            <text:p text:style-name="P2">v_z</text:p>
          </table:table-cell>
          <table:table-cell office:value-type="string" table:style-name="Переменные.A2">
            <text:p text:style-name="P2">м/с</text:p>
          </table:table-cell>
          <table:table-cell office:value-type="string" table:style-name="Переменные.A2">
            <text:p text:style-name="P2">0.032</text:p>
          </table:table-cell>
          <table:table-cell office:value-type="string" table:style-name="Переменные.D2">
            <text:p text:style-name="P2">±600</text:p>
          </table:table-cell>
        </table:table-row>
        <table:table-row>
          <table:table-cell office:value-type="string" table:style-name="Переменные.A2">
            <text:p text:style-name="P2">v_u</text:p>
          </table:table-cell>
          <table:table-cell office:value-type="string" table:style-name="Переменные.A2">
            <text:p text:style-name="P2">м/с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dvx_bins_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dvy_bins_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dvz_bins_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tet_bins</text:p>
          </table:table-cell>
          <table:table-cell office:value-type="string" table:style-name="Переменные.A2">
            <text:p text:style-name="P2">град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ssk_osk[3][3]</text:p>
          </table:table-cell>
          <table:table-cell office:value-type="string" table:style-name="Переменные.A2">
            <text:p text:style-name="P2">б/р</text:p>
          </table:table-cell>
          <table:table-cell office:value-type="string" table:style-name="Переменные.A2">
            <text:p text:style-name="P2">0.000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stumu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pr_muz1ra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prl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nort1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1</text:p>
          </table:table-cell>
          <table:table-cell office:value-type="string" table:style-name="Переменные.D2">
            <text:p text:style-name="P2">15</text:p>
          </table:table-cell>
        </table:table-row>
        <table:table-row>
          <table:table-cell office:value-type="string" table:style-name="Переменные.A2">
            <text:p text:style-name="P2">kc3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0.001</text:p>
          </table:table-cell>
          <table:table-cell office:value-type="string" table:style-name="Переменные.D2">
            <text:p text:style-name="P2">±10</text:p>
          </table:table-cell>
        </table:table-row>
        <table:table-row>
          <table:table-cell office:value-type="string" table:style-name="Переменные.A2">
            <text:p text:style-name="P2">psibc</text:p>
          </table:table-cell>
          <table:table-cell office:value-type="string" table:style-name="Переменные.A2">
            <text:p text:style-name="P2">рад</text:p>
          </table:table-cell>
          <table:table-cell office:value-type="string" table:style-name="Переменные.A2">
            <text:p text:style-name="P2">0.0005</text:p>
          </table:table-cell>
          <table:table-cell office:value-type="string" table:style-name="Переменные.D2">
            <text:p text:style-name="P2">±6.2</text:p>
          </table:table-cell>
        </table:table-row>
        <table:table-row>
          <table:table-cell office:value-type="string" table:style-name="Переменные.A2">
            <text:p text:style-name="P2">psi_tr1</text:p>
          </table:table-cell>
          <table:table-cell office:value-type="string" table:style-name="Переменные.A2">
            <text:p text:style-name="P2">рад</text:p>
          </table:table-cell>
          <table:table-cell office:value-type="string" table:style-name="Переменные.A2">
            <text:p text:style-name="P2">0.0005</text:p>
          </table:table-cell>
          <table:table-cell office:value-type="string" table:style-name="Переменные.D2">
            <text:p text:style-name="P2">±6.2</text:p>
          </table:table-cell>
        </table:table-row>
        <table:table-row>
          <table:table-cell office:value-type="string" table:style-name="Переменные.A2">
            <text:p text:style-name="P2">prb1_stu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xc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1e5</text:p>
          </table:table-cell>
        </table:table-row>
        <table:table-row>
          <table:table-cell office:value-type="string" table:style-name="Переменные.A2">
            <text:p text:style-name="P2">m_tp[4]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200000</text:p>
          </table:table-cell>
        </table:table-row>
        <table:table-row>
          <table:table-cell office:value-type="string" table:style-name="Переменные.A2">
            <text:p text:style-name="P2">x_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200000</text:p>
          </table:table-cell>
        </table:table-row>
        <table:table-row>
          <table:table-cell office:value-type="string" table:style-name="Переменные.A2">
            <text:p text:style-name="P2">zc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4e4</text:p>
          </table:table-cell>
        </table:table-row>
        <table:table-row>
          <table:table-cell office:value-type="string" table:style-name="Переменные.A2">
            <text:p text:style-name="P2">z_p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2</text:p>
          </table:table-cell>
          <table:table-cell office:value-type="string" table:style-name="Переменные.D2">
            <text:p text:style-name="P2">±40000</text:p>
          </table:table-cell>
        </table:table-row>
        <table:table-row>
          <table:table-cell office:value-type="string" table:style-name="Переменные.A2">
            <text:p text:style-name="P2">pr_w_h_9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dgor_stu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100e3</text:p>
          </table:table-cell>
        </table:table-row>
        <table:table-row>
          <table:table-cell office:value-type="string" table:style-name="Переменные.A2">
            <text:p text:style-name="P2">tau</text:p>
          </table:table-cell>
          <table:table-cell office:value-type="string" table:style-name="Переменные.A2">
            <text:p text:style-name="P2">с</text:p>
          </table:table-cell>
          <table:table-cell office:value-type="string" table:style-name="Переменные.A2">
            <text:p text:style-name="P2">0.08</text:p>
          </table:table-cell>
          <table:table-cell office:value-type="string" table:style-name="Переменные.D2">
            <text:p text:style-name="P2">±1500</text:p>
          </table:table-cell>
        </table:table-row>
        <table:table-row>
          <table:table-cell office:value-type="string" table:style-name="Переменные.A2">
            <text:p text:style-name="P2">nort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1</text:p>
          </table:table-cell>
          <table:table-cell office:value-type="string" table:style-name="Переменные.D2">
            <text:p text:style-name="P2">±15</text:p>
          </table:table-cell>
        </table:table-row>
        <table:table-row>
          <table:table-cell office:value-type="string" table:style-name="Переменные.A2">
            <text:p text:style-name="P2">hz_stu</text:p>
          </table:table-cell>
          <table:table-cell office:value-type="string" table:style-name="Переменные.A2">
            <text:p text:style-name="P2">м</text:p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100000</text:p>
          </table:table-cell>
        </table:table-row>
        <table:table-row>
          <table:table-cell office:value-type="string" table:style-name="Переменные.A2">
            <text:p text:style-name="P2">ztb</text:p>
          </table:table-cell>
          <table:table-cell office:value-type="string" table:style-name="Переменные.A2">
            <text:p text:style-name="P2">м</text:p>
          </table:table-cell>
          <table:table-cell office:value-type="string" table:style-name="Переменные.A2">
            <text:p text:style-name="P2">8</text:p>
          </table:table-cell>
          <table:table-cell office:value-type="string" table:style-name="Переменные.D2">
            <text:p text:style-name="P2">±100000</text:p>
          </table:table-cell>
        </table:table-row>
        <table:table-row>
          <table:table-cell office:value-type="string" table:style-name="Переменные.A2">
            <text:p text:style-name="P2">tpr</text:p>
          </table:table-cell>
          <table:table-cell office:value-type="string" table:style-name="Переменные.A2">
            <text:p text:style-name="P2">с</text:p>
          </table:table-cell>
          <table:table-cell office:value-type="string" table:style-name="Переменные.A2">
            <text:p text:style-name="P2">0.08</text:p>
          </table:table-cell>
          <table:table-cell office:value-type="string" table:style-name="Переменные.D2">
            <text:p text:style-name="P2">±1500</text:p>
          </table:table-cell>
        </table:table-row>
        <table:table-row>
          <table:table-cell office:value-type="string" table:style-name="Переменные.A2">
            <text:p text:style-name="P2">tbz</text:p>
          </table:table-cell>
          <table:table-cell office:value-type="string" table:style-name="Переменные.A2">
            <text:p text:style-name="P2">с</text:p>
          </table:table-cell>
          <table:table-cell office:value-type="string" table:style-name="Переменные.A2">
            <text:p text:style-name="P2">0.08</text:p>
          </table:table-cell>
          <table:table-cell office:value-type="string" table:style-name="Переменные.D2">
            <text:p text:style-name="P2">±1500</text:p>
          </table:table-cell>
        </table:table-row>
        <table:table-row>
          <table:table-cell office:value-type="string" table:style-name="Переменные.A2">
            <text:p text:style-name="P2">zn_otk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1</text:p>
          </table:table-cell>
          <table:table-cell office:value-type="string" table:style-name="Переменные.D2">
            <text:p text:style-name="P2">±1</text:p>
          </table:table-cell>
        </table:table-row>
        <table:table-row>
          <table:table-cell office:value-type="string" table:style-name="Переменные.A2">
            <text:p text:style-name="P2">z_otk</text:p>
          </table:table-cell>
          <table:table-cell office:value-type="string" table:style-name="Переменные.A2">
            <text:p text:style-name="P2">м</text:p>
          </table:table-cell>
          <table:table-cell office:value-type="string" table:style-name="Переменные.A2">
            <text:p text:style-name="P2">2</text:p>
          </table:table-cell>
          <table:table-cell office:value-type="string" table:style-name="Переменные.D2">
            <text:p text:style-name="P2">±40000</text:p>
          </table:table-cell>
        </table:table-row>
        <table:table-row>
          <table:table-cell office:value-type="string" table:style-name="Переменные.A2">
            <text:p text:style-name="P2">takt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>1</text:p>
          </table:table-cell>
          <table:table-cell office:value-type="string" table:style-name="Переменные.D2">
            <text:p text:style-name="P2">±30000</text:p>
          </table:table-cell>
        </table:table-row>
        <table:table-row>
          <table:table-cell office:value-type="string" table:style-name="Переменные.A2">
            <text:p text:style-name="P2">prlotr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wuz</text:p>
          </table:table-cell>
          <table:table-cell office:value-type="string" table:style-name="Переменные.A2">
            <text:p text:style-name="P2">м/с^2</text:p>
          </table:table-cell>
          <table:table-cell office:value-type="string" table:style-name="Переменные.A2">
            <text:p text:style-name="P2">0.01</text:p>
          </table:table-cell>
          <table:table-cell office:value-type="string" table:style-name="Переменные.D2">
            <text:p text:style-name="P2">±150</text:p>
          </table:table-cell>
        </table:table-row>
        <table:table-row>
          <table:table-cell office:value-type="string" table:style-name="Переменные.A2">
            <text:p text:style-name="P2">stumuz_pru_cor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stumuz_ulin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stumuz_afk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pr_stu_muz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  <table:table-row>
          <table:table-cell office:value-type="string" table:style-name="Переменные.A2">
            <text:p text:style-name="P2">pr_w_h</text:p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A2">
            <text:p text:style-name="P2"/>
          </table:table-cell>
          <table:table-cell office:value-type="string" table:style-name="Переменные.D2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6-22T12:47:37.78</meta:creation-date>
    <dc:date>2011-06-22T13:32:45.45</dc:date>
    <dc:creator>Петр Демин</dc:creator>
    <meta:editing-duration>PT00H39M38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1" meta:paragraph-count="9" meta:word-count="10" meta:character-count="93"/>
  </office:meta>
</office:document-meta>
</file>